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Open Sans Light" svg:font-family="'Open Sans Light', Verdana, Arial, sans-serif"/>
    <style:font-face style:name="arial" svg:font-family="arial, sans-serif-light,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d8dd2" officeooo:paragraph-rsid="000d8dd2" style:font-weight-asian="bold" style:font-weight-complex="bold"/>
    </style:style>
    <style:style style:name="P2" style:family="paragraph" style:parent-style-name="Standard">
      <style:paragraph-properties fo:text-align="start" style:justify-single-word="false"/>
      <style:text-properties fo:font-weight="bold" officeooo:rsid="000e156f" officeooo:paragraph-rsid="000e156f"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d2611"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0d2611" officeooo:paragraph-rsid="000d2611"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0d2611" style:font-weight-asian="normal" style:font-weight-complex="normal"/>
    </style:style>
    <style:style style:name="P6" style:family="paragraph" style:parent-style-name="Standard">
      <style:paragraph-properties fo:text-align="start" style:justify-single-word="false"/>
      <style:text-properties officeooo:paragraph-rsid="000d8dd2"/>
    </style:style>
    <style:style style:name="P7" style:family="paragraph" style:parent-style-name="Standard">
      <style:paragraph-properties fo:text-align="start" style:justify-single-word="false"/>
      <style:text-properties fo:font-weight="normal" officeooo:paragraph-rsid="000d2611"/>
    </style:style>
    <style:style style:name="P8" style:family="paragraph" style:parent-style-name="Standard">
      <style:paragraph-properties fo:text-align="start" style:justify-single-word="false"/>
      <style:text-properties fo:font-weight="normal" officeooo:rsid="000d2611" officeooo:paragraph-rsid="000d2611"/>
    </style:style>
    <style:style style:name="P9" style:family="paragraph" style:parent-style-name="Standard">
      <style:paragraph-properties fo:text-align="start" style:justify-single-word="false"/>
      <style:text-properties fo:font-weight="normal" officeooo:rsid="000d8dd2" officeooo:paragraph-rsid="000d8dd2" style:font-weight-asian="normal"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0d2611" officeooo:paragraph-rsid="000d2611"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bold" officeooo:rsid="000d2611" officeooo:paragraph-rsid="000d2611"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normal" officeooo:rsid="000e156f" officeooo:paragraph-rsid="000e156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2pt" style:text-underline-style="none" fo:font-weight="bold" officeooo:rsid="000d8dd2" officeooo:paragraph-rsid="000d8dd2"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normal" officeooo:rsid="000d2611" officeooo:paragraph-rsid="000d261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normal" officeooo:rsid="000d8dd2" officeooo:paragraph-rsid="000d8dd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bold" officeooo:rsid="000d8dd2" officeooo:paragraph-rsid="000d8dd2"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6pt" fo:font-weight="bold" officeooo:rsid="000e156f" officeooo:paragraph-rsid="000e156f" style:font-size-asian="16pt" style:font-weight-asian="bold" style:font-size-complex="16pt" style:font-weight-complex="bold"/>
    </style:style>
    <style:style style:name="T1" style:family="text">
      <style:text-properties fo:font-variant="normal" fo:text-transform="none" fo:color="#222222" style:font-name="Liberation Serif" fo:font-size="12pt" fo:letter-spacing="normal" fo:font-style="normal" style:font-size-asian="12pt" style:font-size-complex="12pt"/>
    </style:style>
    <style:style style:name="T2" style:family="text">
      <style:text-properties fo:font-variant="normal" fo:text-transform="none" fo:color="#222222" style:font-name="Liberation Serif" fo:letter-spacing="normal" fo:font-style="normal"/>
    </style:style>
    <style:style style:name="T3" style:family="text">
      <style:text-properties fo:font-variant="normal" fo:text-transform="none" fo:color="#1a1a1a" style:font-name="Liberation Serif" fo:letter-spacing="normal" fo:font-style="normal"/>
    </style:style>
    <style:style style:name="T4" style:family="text">
      <style:text-properties fo:font-variant="normal" fo:text-transform="none" fo:color="#1a1a1a" style:font-name="Liberation Serif" fo:font-size="12pt" fo:letter-spacing="normal" fo:font-style="normal" fo:font-weight="bold" style:font-size-asian="12pt" style:font-size-complex="12pt" loext:padding="0in" loext:border="none"/>
    </style:style>
    <style:style style:name="T5" style:family="text">
      <style:text-properties fo:font-variant="normal" fo:text-transform="none" fo:color="#1a1a1a" style:font-name="Liberation Serif" fo:font-size="12pt" fo:letter-spacing="normal" fo:font-style="normal" fo:font-weight="normal" style:font-size-asian="12pt" style:font-size-complex="12pt"/>
    </style:style>
    <style:style style:name="T6" style:family="text">
      <style:text-properties fo:font-variant="normal" fo:text-transform="none" fo:color="#1a1a1a"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1a1a1a" style:font-name="Liberation Serif" fo:font-size="12pt" fo:letter-spacing="normal" fo:font-style="normal" style:font-size-asian="12pt" style:font-size-complex="12pt"/>
    </style:style>
    <style:style style:name="T8" style:family="text">
      <style:text-properties style:text-underline-style="none" officeooo:rsid="000d2611" style:font-weight-asian="normal" style:font-weight-complex="normal"/>
    </style:style>
    <style:style style:name="T9" style:family="text">
      <style:text-properties style:font-name="Liberation Serif"/>
    </style:style>
    <style:style style:name="T10" style:family="text">
      <style:text-properties style:font-name="Liberation Serif" officeooo:rsid="000d8d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vanced Security 1</text:p>
      <text:p text:style-name="P5"/>
      <text:p text:style-name="P11">#Part A</text:p>
      <text:p text:style-name="P10"/>
      <text:p text:style-name="P4">Privacy Badger </text:p>
      <text:p text:style-name="P7"><text:span text:style-name="T8">Privacy Badger was created by the EFF (Electronic Frontier Foundation) </text:span><text:span text:style-name="T1">analyze and block any tracker or ad that violated the principle of user consent; which could function well without any settings, knowledge, or configuration by the user; which is produced by an organization that is unambiguously working for its users rather than for advertisers; and which uses algorithmic methods to decide what is and isn't tracking.</text:span></text:p>
      <text:p text:style-name="P7"><text:span text:style-name="T1"/></text:p>
      <text:p text:style-name="P8"><text:span text:style-name="T1">Every time we click within a web browser it is recorded in order to track what we do. This is generically associated with targeted advertising. Google is <text:s/>great example of this, their entire business is based off of providing advertisements specifically attuned to you. They do this by processing your past searches and interactions on the web. </text:span></text:p>
      <text:p text:style-name="P8"><text:span text:style-name="T1"/></text:p>
      <text:p text:style-name="P8"><text:span text:style-name="T1">Is it possible to stop this tracking, yes, but not yet. As it stands there is no fool proof method for browsing the web without detection. Tor and using a VPS/VPN can help but even Tor has bugs, as shown in the last few months and a VPS/VPN still leaves tell tale signs behind them. Especially if you access through the same VPS/VPN or access them from the same machine every time. </text:span></text:p>
      <text:p text:style-name="P8"><text:span text:style-name="T1"/></text:p>
      <text:p text:style-name="P8"><text:span text:style-name="T1"/></text:p>
      <text:p text:style-name="P11"><text:span text:style-name="T2">#Part B</text:span></text:p>
      <text:p text:style-name="P11"><text:span text:style-name="T2"/></text:p>
      <text:p text:style-name="P13"><text:span text:style-name="T2">What is the Deep WEB</text:span></text:p>
      <text:p text:style-name="P14"><text:span text:style-name="T10">T</text:span><text:span text:style-name="T9">he part of the World Wide Web that is not discoverable by means of standard search engines, including password-protected or dynamic pages and encrypted networks.</text:span></text:p>
      <text:p text:style-name="P14"><text:span text:style-name="T9"/></text:p>
      <text:p text:style-name="P16"><text:span text:style-name="T9">How can we reach it</text:span></text:p>
      <text:p text:style-name="P15"><text:span text:style-name="T9">From the above description the deep web is accessed by most people, nearly a sixth of the worlds population, every day. It is of course Facebook, which recorded a record 1 billion active users at one time earlier this year. Simply logging into the website will grant you access to that part of the deep web the majority of which are not malicious. It is however often confused with the Darknet. Especially where the media is involved. </text:span></text:p>
      <text:p text:style-name="P15"><text:span text:style-name="T9"/></text:p>
      <text:p text:style-name="P16"><text:span text:style-name="T9">How can we reach the Darknet</text:span></text:p>
      <text:p text:style-name="P15"><text:span text:style-name="T9">A darkent is an overlay network that can only be accessed with specific software, configurations or authorization, often using non-standard communications protocols and ports. Two typical darknet types are friend-to-friend networks (usually for file sharing and peer to peer connection) and anonymity networks such as Tor via an anonymized series of connections.</text:span></text:p>
      <text:p text:style-name="P16"><text:span text:style-name="T9"/></text:p>
      <text:p text:style-name="P16"><text:span text:style-name="T9">Tools we can use to reach it</text:span></text:p>
      <text:p text:style-name="P6"><text:span text:style-name="Strong_20_Emphasis"><text:span text:style-name="T4">Tor </text:span></text:span><text:span text:style-name="T5">software protects you by bouncing your communications around a distributed network of relays run by volunteers all around the world: it prevents somebody watching your Internet connection from learning what sites you visit, it prevents the sites you visit from learning your physical location, and it lets you access sites which are blocked.</text:span></text:p>
      <text:p text:style-name="P6"><text:span text:style-name="T5"/></text:p>
      <text:p text:style-name="P1"><text:span text:style-name="T7">Is it Dangerous </text:span></text:p>
      <text:p text:style-name="P9"><text:span text:style-name="T7">he Darknet/Deep web can be dangerous and likely attracts a certain type of person that would be lured by the idea of total, secure anonymity. </text:span></text:p>
      <text:p text:style-name="P9"><text:span text:style-name="T7">It is also loaded with various types of malware, viruses and trojans from people looking to get your information or take control of your machine. </text:span></text:p>
      <text:p text:style-name="P2"><text:soft-page-break/><text:span text:style-name="T7">How big is the deep web </text:span></text:p>
      <text:p text:style-name="P2"><text:span text:style-name="T6">The Deep Web is estimated to be 450 to 500 times larger than the open web. </text:span></text:p>
      <text:p text:style-name="P2"><text:span text:style-name="T6"/></text:p>
      <text:p text:style-name="P2"><text:span text:style-name="T7">Is it Legal </text:span></text:p>
      <text:p text:style-name="P2"><text:span text:style-name="T6">Its legal to access some sites (facebook) and illegal to access others. </text:span></text:p>
      <text:p text:style-name="P2"><text:span text:style-name="T6"/></text:p>
      <text:p text:style-name="P2"><text:span text:style-name="T6"/></text:p>
      <text:p text:style-name="P17"><text:span text:style-name="T3">#Part C</text:span></text:p>
      <text:p text:style-name="P12"><text:span text:style-name="T3">Laptops not set up for Java Im afraid, nethier are the lab machi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Open Sans Light" svg:font-family="'Open Sans Light', Verdana, Arial, sans-serif"/>
    <style:font-face style:name="arial" svg:font-family="arial, sans-serif-light,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5:59:12.278366000</meta:creation-date>
    <dc:date>2015-09-16T16:57:36.935110000</dc:date>
    <meta:editing-duration>PT12M1S</meta:editing-duration>
    <meta:editing-cycles>1</meta:editing-cycles>
    <meta:document-statistic meta:table-count="0" meta:image-count="0" meta:object-count="0" meta:page-count="2" meta:paragraph-count="24" meta:word-count="541" meta:character-count="3161" meta:non-whitespace-character-count="2632"/>
    <meta:generator>LibreOffice/5.0.0.5$MacOSX_X86_64 LibreOffice_project/1b1a90865e348b492231e1c451437d7a15bb262b</meta:generator>
  </office:meta>
</office:document-meta>
</file>